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44pt" style:text-underline-style="solid" style:text-underline-width="auto" style:text-underline-color="font-color" fo:font-weight="bold" style:font-size-asian="44pt" style:font-weight-asian="bold" style:font-size-complex="44pt" style:font-weight-complex="bold"/>
    </style:style>
    <style:style style:name="P5"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__DdeLink__299_580543199"/><text:bookmark-start text:name="__DdeLink__297_580543199"/>HELP</text:p>
      <text:p text:style-name="P2"/>
      <text:p text:style-name="P5">Login: </text:p>
      <text:p text:style-name="P2">For the login module simply enter a User Name and Password for your account. If you do not have an account see the section on Registration</text:p>
      <text:p text:style-name="P2"/>
      <text:p text:style-name="P6">Registration:</text:p>
      <text:p text:style-name="P2"><text:s/>Simply fill out the required fields that are indicated in the form. Your User ID must be unique! After your account has been approved you will be redirected to the Login page where you will enter your new Password and User Name. </text:p>
      <text:p text:style-name="P2"/>
      <text:p text:style-name="P6">Main Page:</text:p>
      <text:p text:style-name="P2"><text:s/>For this page all you have to do is click the operation which you wish to preform.</text:p>
      <text:p text:style-name="P2"/>
      <text:p text:style-name="P6">View Top Images: </text:p>
      <text:p text:style-name="P2">Clicking on this button will send you to the top images page where the photos that have been viewed the most, by individual users will be displayed. These images are comprised of public images and images which have been posted to groups that you are a member of.</text:p>
      <text:p text:style-name="P2"/>
      <text:p text:style-name="P6">Search For Images: </text:p>
      <text:p text:style-name="P2"><text:s/><text:span text:style-name="T2">Enter the keywords you would like to search for, separated by commas. e.g.: parrot, cannonball, pirate ship . Completely fill out the lower and upper bound dates from which you wish to query. Rank the results by three qualities: frequency, most recent, and least recent. Hit search and your results will be displayed.</text:span></text:p>
      <text:p text:style-name="P2"><text:span text:style-name="T2"/></text:p>
      <text:p text:style-name="P6"><text:span text:style-name="T1">Uploading Pictures: </text:span></text:p>
      <text:p text:style-name="P2"><text:span text:style-name="T2">Enter in the number of photos you wish to upload. Set the permission of the photo as private, public or a specific group which you are a part of. <text:s/>Enter in the subject of the photo that you are uploading. You are allowed to add a description, as well as the year (YYYY), month (MM), <text:s/>days (DD) tot he photo information. Click the first”Upload” button now. Next click the “Choose Files” <text:s/>and select the photo(s) that you wish to upload. Finally click the second “Upload” button and you will be presented with a folder containing images that you can upload.</text:span></text:p>
      <text:p text:style-name="P2"><text:span text:style-name="T2"/></text:p>
      <text:p text:style-name="P6"><text:span text:style-name="T1">Create Group:</text:span></text:p>
      <text:p text:style-name="P2"><text:span text:style-name="T2"><text:s/>Enter in the name of the group that you would like to create. If the group name is available then your group is created and you can start adding people to the group by redirecting <text:s/>to the add group members page.</text:span></text:p>
      <text:p text:style-name="P2"><text:span text:style-name="T2"/></text:p>
      <text:p text:style-name="P6"><text:span text:style-name="T1">Add Group Members:</text:span></text:p>
      <text:p text:style-name="P2"><text:span text:style-name="T2"><text:s/>Enter the name of the group that you need to edit, enter the User Name of the person that you wish to add of the group and finally enter in a notice that that will explain why you added the person (no one will ever see the notice). Click the “ADD!” button. The system will let you know if the person has been added.</text:span></text:p>
      <text:p text:style-name="P2"><text:span text:style-name="T2"/></text:p>
      <text:p text:style-name="P2"><text:span text:style-name="T2"/></text:p>
      <text:p text:style-name="P6"><text:soft-page-break/><text:span text:style-name="T1">Remove Group Member:</text:span></text:p>
      <text:p text:style-name="P2"><text:span text:style-name="T2"><text:s/>Enter in the name of the group that you want to remove a person from. Enter in the User Name of the person that you wish to remove. Click the “Remove!” button. <text:s/>The system will let you know if the user has been removed. </text:span></text:p>
      <text:p text:style-name="P2"><text:span text:style-name="T2"/></text:p>
      <text:p text:style-name="P6"><text:span text:style-name="T1">Data Analysis Model (Admin Only): </text:span></text:p>
      <text:p text:style-name="P2"><text:span text:style-name="T2">First the user sets the x and y variables to either subject, user, or time. Next the admin enters the user name, subject, <text:s/>date parameters. Next the user can select one of three radio buttons “Year”, “Month”, and <text:s/>Week. Press the “Analyze!” button. Yo can do this multiple different options presented</text:span><text:bookmark-end text:name="__DdeLink__299_580543199"/></text:p>
      <text:p text:style-name="P2"><text:span text:style-name="T2"/></text:p>
      <text:p text:style-name="P3"><text:span text:style-name="T2"><text:s/></text:span></text:p>
      <text:p text:style-name="P3"><text:span text:style-name="T2"/></text:p>
      <text:p text:style-name="P3"><text:span text:style-name="T2"/></text:p>
      <text:p text:style-name="P1"/>
      <text:p text:style-name="P1"/>
      <text:p text:style-name="P1"/>
      <text:p text:style-name="P1"/>
      <text:p text:style-name="P1"/>
      <text:p text:style-name="P1"/>
      <text:p text:style-name="P1"><text:bookmark-end text:name="__DdeLink__297_5805431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eran Boyle</meta:initial-creator>
    <meta:creation-date>2014-11-25T14:57:42</meta:creation-date>
    <dc:date>2014-11-25T21:28:52</dc:date>
    <dc:creator>Kieran Boyle</dc:creator>
    <meta:editing-duration>PT6H15M52S</meta:editing-duration>
    <meta:editing-cycles>5</meta:editing-cycles>
    <meta:generator>LibreOffice/3.5$Linux_X86_64 LibreOffice_project/350m1$Build-2</meta:generator>
    <meta:document-statistic meta:table-count="0" meta:image-count="0" meta:object-count="0" meta:page-count="2" meta:paragraph-count="22" meta:word-count="512" meta:character-count="2811" meta:non-whitespace-character-count="2299"/>
  </office:meta>
</office:document-meta>
</file>